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oogle Sans" svg:font-family="'Google Sans', Arial, sans-serif"/>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2"/>
    <style:style style:name="P2" style:family="paragraph" style:parent-style-name="Text_20_body">
      <style:paragraph-properties fo:text-align="center" style:justify-single-word="false"/>
    </style:style>
    <style:style style:name="P3" style:family="paragraph" style:parent-style-name="Text_20_body">
      <style:text-properties fo:font-weight="bold" style:font-weight-asian="bold" style:font-weight-complex="bold"/>
    </style:style>
    <style:style style:name="P4" style:family="paragraph" style:parent-style-name="Text_20_body" style:list-style-name="L2">
      <style:paragraph-properties fo:margin-top="0in" fo:margin-bottom="0in"/>
    </style:style>
    <style:style style:name="P5" style:family="paragraph" style:parent-style-name="Heading_20_3">
      <style:paragraph-properties fo:text-align="center" style:justify-single-word="false"/>
      <style:text-properties fo:font-size="12pt" style:font-size-asian="12pt" style:font-size-complex="12pt"/>
    </style:style>
    <style:style style:name="T1" style:family="text">
      <style:text-properties fo:font-weight="bold" style:font-weight-asian="bold" style:font-weight-complex="bold"/>
    </style:style>
    <style:style style:name="T2" style:family="text">
      <style:text-properties fo:font-size="12pt" style:font-size-asian="12pt" style:font-size-complex="12pt"/>
    </style:style>
    <style:style style:name="T3" style:family="text">
      <style:text-properties fo:color="#000000"/>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a xlink:type="simple" xlink:href="https://my.uopeople.edu/course/view.php?id=7989#section-5" text:style-name="Internet_20_link" text:visited-style-name="Visited_20_Internet_20_Link"><text:span text:style-name="T3">SOC 1502-01 – AY2024-T5</text:span></text:a></text:p>
      <text:p text:style-name="P2">Discussion Forum Unit 5</text:p>
      <text:h text:style-name="P5" text:outline-level="3">Evolution of Technology: <text:s/>Industrial Era to the Digital Age</text:h>
      <text:h text:style-name="P5" text:outline-level="3">Societal Structures, <text:s/>Cultural Norms, The Economic Systems, and the Individual Lifestyle</text:h>
      <text:p text:style-name="Text_20_body">The transition from the industrial era to the digital age has had profound impacts on societal structures, economic systems, cultural norms, and individual lifestyles.</text:p>
      <text:p text:style-name="Text_20_body"><text:span text:style-name="Strong_20_Emphasis">Societal Structures:</text:span> In the industrial era, societal structures were largely hierarchical, with a clear division between labor and management. The digital age, however, has seen the rise of more cohesive and networked structures. The advent of the internet and digital communication has facilitated the creation of global networks, allowing for more decentralized forms of organization. For example, remote work has become a norm, especially accelerated by the <text:span text:style-name="T2">2019</text:span> pandemic, leading to a rethinking of traditional office spaces and work hierarchies.</text:p>
      <text:p text:style-name="Text_20_body"><text:span text:style-name="Strong_20_Emphasis">Economic Systems:</text:span> The shift to a digital economy has transformed how businesses operate. The industrial economy was based on manufacturing and physical goods, while the digital age economy is driven by information, technology, and services. E-commerce platforms like Amazon and Alibaba have revolutionized retail. Enabling consumers to purchase goods from anywhere in the world. In my country, for instance, the growth of the tech sector has spurred economic development, leading to the rise of numerous startups, tech hubs and technological education particularly in urban areas.</text:p>
      <text:p text:style-name="Text_20_body"><text:span text:style-name="Strong_20_Emphasis">Cultural Norms:</text:span> Cultural norms have also evolved with technology. The digital age has brought about the rise of digital cultures and subcultures. Social media platforms such as Instagram, Twitter, TikTok, and Facebook have become integral to cultural expression and the passing of information. These platforms have birthed new forms of communication and interaction, influencing everything from fashion trends to political movements. For example, the <text:span text:style-name="T1">#FreedomConvoy</text:span> movement gained global traction through social media exposure, highlighting the power of digital platforms that can shape our cultural narratives.</text:p>
      <text:p text:style-name="Text_20_body"><text:span text:style-name="Strong_20_Emphasis">Individual Lifestyle:</text:span> The individual lifestyle has been significantly impacted by technology. The mass adoption of smartphones and digital devices has made information and communication more accessible than ever. This has changed how people work, socialize, and entertain themselves. For instance, streaming services like Netflix and Spotify have transformed how people consume digital media, moving away from traditional broadcast models to on-demand content that can be accessed in an instant.</text:p>
      <text:p text:style-name="P3">Key Factors :</text:p>
      <text:p text:style-name="Text_20_body">Several key factors drive these changes, with technology playing a pivotal role in the changes in present-day society.</text:p>
      <text:p text:style-name="Text_20_body"><text:span text:style-name="Strong_20_Emphasis">Innovation and Accessibility:</text:span> Technological innovations and the increasing accessibility of digital devices has leveled the information and communication playing field. For example, the widespread use of smartphones and internet connectivity has bridged the digital gap, enabling people from various socioeconomic and isolated backgrounds to access new forms of information and services.</text:p>
      <text:p text:style-name="Text_20_body"><text:span text:style-name="Strong_20_Emphasis">Globalization:</text:span> Technology has facilitated globalization, allowing for the free flow of information, goods, and services across borders. This has led to increased cultural exchange and economic inter-dependence. An great example is the rise of the “global supply chain”, where products are designed in one country, manufactured in another, and sold internationally. </text:p>
      <text:h text:style-name="Heading_20_4" text:outline-level="4"><text:soft-page-break/>Theoretical Perspective on Technology and Media </text:h>
      <text:p text:style-name="Text_20_body"><text:span text:style-name="Strong_20_Emphasis">Symbolic Interactionism:</text:span> This theory focuses on the subjective meanings and symbols that people create and use in their interactions. Emerging technologies like social media platforms play a significant role in shaping these interactions and meanings. For example, social media profiles and posts are groomed to present particular identities, which are then interpreted and interacted with by others. This continuous interaction shapes individual identity and societal norms. For instance, the way people use <text:span text:style-name="T1">hashtags</text:span> on Twitter or Instagram to join conversations or movements illustrates how symbolic interactionism operates in the current digital age.</text:p>
      <text:p text:style-name="Text_20_body"><text:span text:style-name="Strong_20_Emphasis">Functionalism:</text:span> This theory views society as a complex system whose parts work together to promote stability and order. Emerging technologies can be seen as tools that contribute to the functioning of society. Social media platforms, for instance, facilitate communication and information dissemination, which are essential for social cohesion and functioning. They also play a role in socialization, helping individuals learn and adopt societal norms and values. For example, during natural disasters or emergencies, social media can be used to coordinate relief efforts and disseminate crucial information, showcasing its functional role in maintaining societal stability.</text:p>
      <text:h text:style-name="Heading_20_3" text:outline-level="3">Conclusion</text:h>
      <text:p text:style-name="Text_20_body">The evolution of technology from the industrial era to the digital age has significantly shaped societal structures, economic systems, cultural norms, and individual lifestyles. Innovations and globalization are key drivers of these changes, and sociological theories like symbolic interactionism and functionalism help us understand the impact of emerging technologies on society. By examining these perspectives, we can better appreciate the complex interplay between technology and social life. We can identify the areas that will benefit our future and hopefully see the negatives in time to correct the issues in time.</text:p>
      <text:p text:style-name="Text_20_body">Word count:830</text:p>
      <text:h text:style-name="Heading_20_3" text:outline-level="3">References</text:h>
      <text:list xml:id="list6287947389780376088" text:style-name="L2">
        <text:list-item>
          <text:p text:style-name="P4">Castells, M. (2010). The Rise of the Network Society. Wiley-Blackwell.</text:p>
        </text:list-item>
        <text:list-item>
          <text:p text:style-name="P4">Giddens, A., Duneier, M., Appelbaum, R. P., &amp; Carr, D. (2013). Introduction to Sociology. W. W. Norton &amp; Company.</text:p>
        </text:list-item>
        <text:list-item>
          <text:p text:style-name="P1">Turkle, S. (2011). Alone Together: Why We Expect More from Technology and Less from Each Other. Basic Books.</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oogle Sans" svg:font-family="'Google Sans', Arial, sans-serif"/>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1" style:font-size-complex="12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3063in" fo:margin-bottom="0.785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y </meta:initial-creator>
    <meta:creation-date>2024-07-18T14:43:20.95</meta:creation-date>
    <dc:date>2024-07-18T16:02:11.66</dc:date>
    <dc:creator>jay </dc:creator>
    <meta:editing-duration>PT1H18M48S</meta:editing-duration>
    <meta:editing-cycles>9</meta:editing-cycles>
    <meta:generator>OpenOffice/4.1.14$Win32 OpenOffice.org_project/4114m1$Build-9811</meta:generator>
    <meta:document-statistic meta:table-count="0" meta:image-count="0" meta:object-count="0" meta:page-count="2" meta:paragraph-count="23" meta:word-count="830" meta:character-count="5805"/>
  </office:meta>
</office:document-meta>
</file>